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>Crawl Infrastructure - Comprehensive Documentation</text:h>
      <text:p/>
      <text:h text:outline-level="2">Table of Contents</text:h>
      <text:p/>
      <text:p>1. [Executive Summary](#executive-summary)</text:p>
      <text:p>2. [System Architecture](#system-architecture)</text:p>
      <text:p>3. [Infrastructure Components](#infrastructure-components)</text:p>
      <text:p>4. [Data Processing Pipeline](#data-processing-pipeline)</text:p>
      <text:p>5. [Deployment Guide](#deployment-guide)</text:p>
      <text:p>6. [Configuration Reference](#configuration-reference)</text:p>
      <text:p>7. [Monitoring and Alerting](#monitoring-and-alerting)</text:p>
      <text:p>8. [Security Analysis](#security-analysis)</text:p>
      <text:p>9. [Cost Optimization](#cost-optimization)</text:p>
      <text:p>10. [Troubleshooting Guide](#troubleshooting-guide)</text:p>
      <text:p>11. [Development Guidelines](#development-guidelines)</text:p>
      <text:p>12. [TODOs and Recommendations](#todos-and-recommendations)</text:p>
      <text:p/>
      <text:p>---</text:p>
      <text:p/>
      <text:h text:outline-level="2">1. Executive Summary</text:h>
      <text:p/>
      <text:p>The Crawl Infrastructure project is an enterprise-grade, distributed web crawling system built on AWS. It leverages Kubernetes (EKS) for compute, AWS Step Functions for orchestration, and Delta Lake for data processing.</text:p>
      <text:p/>
      <text:h text:outline-level="3">Key Features</text:h>
      <text:list>
        <text:list-item>
          <text:p>**Multi-region deployment** across 4 AWS regions</text:p>
        </text:list-item>
        <text:list-item>
          <text:p>**Auto-scaling** with Karpenter using ARM64 instances</text:p>
        </text:list-item>
        <text:list-item>
          <text:p>**Automated lifecycle** from cluster creation to destruction</text:p>
        </text:list-item>
        <text:list-item>
          <text:p>**IP abuse detection** with automatic node tainting</text:p>
        </text:list-item>
        <text:list-item>
          <text:p>**Cost-optimized** using spot instances and ARM architecture</text:p>
        </text:list-item>
        <text:list-item>
          <text:p>**Data deduplication** using Delta Lake technology</text:p>
        </text:list-item>
      </text:list>
      <text:p/>
      <text:h text:outline-level="3">Use Cases</text:h>
      <text:list>
        <text:list-item>
          <text:p>Large-scale web content crawling</text:p>
        </text:list-item>
        <text:list-item>
          <text:p>WordPress API data collection</text:p>
        </text:list-item>
        <text:list-item>
          <text:p>Sitemap processing and URL discovery</text:p>
        </text:list-item>
        <text:list-item>
          <text:p>Structured data extraction and storage</text:p>
        </text:list-item>
      </text:list>
      <text:p/>
      <text:p>---</text:p>
      <text:p/>
      <text:h text:outline-level="2">2. System Architecture</text:h>
      <text:p/>
      <text:h text:outline-level="3">2.1 High-Level Architecture</text:h>
      <text:p/>
      <text:p>┌─────────────────────────────────────────────────────────────┐</text:p>
      <text:p>│                    AWS Step Functions                         │</text:p>
      <text:p>│  (Orchestration Layer - Controls entire pipeline)            │</text:p>
      <text:p>└─────────────────┬───────────────────────────┬────────────────┘</text:p>
      <text:p>                  │                           │</text:p>
      <text:p>     ┌────────────▼────────────┐  ┌──────────▼────────────┐</text:p>
      <text:p>     │   EKS Clusters          │  │   Data Processing     │</text:p>
      <text:p>     │  - Virginia (nv)        │  │  - AWS Glue Jobs      │</text:p>
      <text:p>     │  - N. California (nc)   │  │  - Delta Lake         │</text:p>
      <text:p>     │  - Ohio (ohio)          │  │  - S3 Storage         │</text:p>
      <text:p>     │  - Oregon (oregon)      │  │  - DynamoDB Tables    │</text:p>
      <text:p>     └────────────┬────────────┘  └───────────────────────┘</text:p>
      <text:p>                  │</text:p>
      <text:p>     ┌────────────▼────────────┐</text:p>
      <text:p>     │  Kubernetes Jobs        │</text:p>
      <text:p>     │  - Crawler pods         │</text:p>
      <text:p>     │  - Exit code monitor    │</text:p>
      <text:p>     │  - IP abuse detection   │</text:p>
      <text:p>     └─────────────────────────┘</text:p>
      <text:p/>
      <text:h text:outline-level="3">2.2 Component Interaction Flow</text:h>
      <text:p/>
      <text:p>1. \1 triggers cluster creation via \1</text:p>
      <text:p>2. \1 provisions EKS clusters with Karpenter</text:p>
      <text:p>3. \1 orchestrates the crawling pipeline</text:p>
      <text:p>4. \1 execute crawling tasks</text:p>
      <text:p>5. \1 process and deduplicate data</text:p>
      <text:p>6. \1 handle notifications and cleanup</text:p>
      <text:p>7. \1 monitors system health</text:p>
      <text:p/>
      <text:h text:outline-level="3">2.3 Technology Stack</text:h>
      <text:p/>
      <text:list>
        <text:list-item>
          <text:p>**Infrastructure**: Terraform 1.5+</text:p>
        </text:list-item>
        <text:list-item>
          <text:p>**Container Orchestration**: Kubernetes 1.27+ on EKS</text:p>
        </text:list-item>
        <text:list-item>
          <text:p>**Data Processing**: Apache Spark 3.3 on AWS Glue</text:p>
        </text:list-item>
        <text:list-item>
          <text:p>**Orchestration**: AWS Step Functions</text:p>
        </text:list-item>
        <text:list-item>
          <text:p>**Programming Languages**: Python 3.11, Go 1.21</text:p>
        </text:list-item>
        <text:list-item>
          <text:p>**Architecture**: ARM64 (Graviton processors)</text:p>
        </text:list-item>
      </text:list>
      <text:p/>
      <text:p>---</text:p>
      <text:p/>
      <text:h text:outline-level="2">3. Infrastructure Components</text:h>
      <text:p/>
      <text:h text:outline-level="3">3.1 Cluster Management</text:h>
      <text:p/>
      <text:h text:outline-level="4">cluster_manager.py</text:h>
      <text:p>Main orchestrator for Terraform operations across workspaces.</text:p>
      <text:p/>
      <text:p>\1</text:p>
      <text:list>
        <text:list-item>
          <text:p>`run_terraform()`: Executes Terraform commands</text:p>
        </text:list-item>
        <text:list-item>
          <text:p>`manage_cluster()`: Handles create/destroy/resize operations</text:p>
        </text:list-item>
        <text:list-item>
          <text:p>`get_clusters()`: Retrieves cluster list from Parameter Store</text:p>
        </text:list-item>
      </text:list>
      <text:p/>
      <text:p>\1</text:p>
      <text:list>
        <text:list-item>
          <text:p>`ACTION`: create, destroy, resize, plan</text:p>
        </text:list-item>
        <text:list-item>
          <text:p>`CLUSTERS`: Comma-separated list of regions</text:p>
        </text:list-item>
        <text:list-item>
          <text:p>`LEVEL`: Instance size tier (inst4, inst8, inst16)</text:p>
        </text:list-item>
      </text:list>
      <text:p/>
      <text:h text:outline-level="4">Instance Tiers</text:h>
      <text:p/>
      <text:p>| Tier | Memory | Instance Types | Use Case |</text:p>
      <text:p>|------|--------|----------------|----------|</text:p>
      <text:p>| inst4 | 4GB | t4g.medium, m6g.medium | Light workloads |</text:p>
      <text:p>| inst8 | 8GB | r7g.medium, r6g.medium | Standard crawling |</text:p>
      <text:p>| inst16 | 16GB | r7g.large | Heavy processing |</text:p>
      <text:p/>
      <text:h text:outline-level="3">3.2 EKS Configuration</text:h>
      <text:p/>
      <text:h text:outline-level="4">Network Architecture</text:h>
      <text:list>
        <text:list-item>
          <text:p>**VPC**: Custom VPC with 3 availability zones</text:p>
        </text:list-item>
        <text:list-item>
          <text:p>**Subnets**: Public (NAT gateway) and private (worker nodes)</text:p>
        </text:list-item>
        <text:list-item>
          <text:p>**Security Groups**: Restrictive ingress, open egress</text:p>
        </text:list-item>
        <text:list-item>
          <text:p>**DNS**: Cluster DNS disabled, using Google DNS (8.8.8.8)</text:p>
        </text:list-item>
      </text:list>
      <text:p/>
      <text:h text:outline-level="4">Node Configuration</text:h>
      <text:list>
        <text:list-item>
          <text:p>**Managed Node Group**: For system components</text:p>
        </text:list-item>
        <text:list-item>
          <text:p>**Karpenter Nodes**: For crawler workloads</text:p>
        </text:list-item>
        <text:list-item>
          <text:p>**Taints**: Applied for IP abuse detection</text:p>
        </text:list-item>
        <text:list-item>
          <text:p>**Labels**: Region-specific for workload placement</text:p>
        </text:list-item>
      </text:list>
      <text:p/>
      <text:h text:outline-level="3">3.3 Karpenter Autoscaler</text:h>
      <text:p/>
      <text:p>\1</text:p>
      <text:list>
        <text:list-item>
          <text:p>`nodepool.yaml`: Defines instance requirements</text:p>
        </text:list-item>
        <text:list-item>
          <text:p>`nodeclass.yaml`: EC2 configuration</text:p>
        </text:list-item>
      </text:list>
      <text:p/>
      <text:p>\1</text:p>
      <text:list>
        <text:list-item>
          <text:p>Instance families: r7g, r6g, m7g, t4g (ARM64 only)</text:p>
        </text:list-item>
        <text:list-item>
          <text:p>Consolidation: Enabled after 30 seconds</text:p>
        </text:list-item>
        <text:list-item>
          <text:p>Expiration: Nodes expire after 30 minutes idle</text:p>
        </text:list-item>
        <text:list-item>
          <text:p>Limits: Configurable CPU and memory caps</text:p>
        </text:list-item>
      </text:list>
      <text:p/>
      <text:p>\1 Add pod disruption budgets for spot instances</text:p>
      <text:p/>
      <text:h text:outline-level="3">3.4 Storage Systems</text:h>
      <text:p/>
      <text:h text:outline-level="4">S3 Buckets</text:h>
      <text:list>
        <text:list-item>
          <text:p>**Primary**: `s3://linxact/`</text:p>
        </text:list-item>
        <text:list-item>
          <text:p>**Dataset Path**: `dataset-2409/`</text:p>
        </text:list-item>
        <text:list-item>
          <text:p>**Folder Structure**:</text:p>
        </text:list-item>
      </text:list>
      <text:p>  dataset-2409/</text:p>
      <text:p>  ├── update/          # Production data</text:p>
      <text:p>  │   ├── seed/        # Input URLs</text:p>
      <text:p>  │   └── results/     # Crawl output</text:p>
      <text:p>  └── test/            # Test data</text:p>
      <text:p>      ├── seed/</text:p>
      <text:p>      └── results/</text:p>
      <text:p/>
      <text:h text:outline-level="4">DynamoDB Tables</text:h>
      <text:list>
        <text:list-item>
          <text:p>**crawl-execution-checkpoints**: Pipeline state tracking</text:p>
        </text:list-item>
        <text:list-item>
          <text:p>**crawler-metrics**: Performance metrics</text:p>
        </text:list-item>
        <text:list-item>
          <text:p>**ip-abuse-tracking**: Blocked IP addresses</text:p>
        </text:list-item>
      </text:list>
      <text:p/>
      <text:p>---</text:p>
      <text:p/>
      <text:h text:outline-level="2">4. Data Processing Pipeline</text:h>
      <text:p/>
      <text:h text:outline-level="3">4.1 Pipeline Stages</text:h>
      <text:p/>
      <text:p>The Step Functions state machine orchestrates these stages:</text:p>
      <text:p/>
      <text:p>1. \1 (\1)</text:p>
      <text:list>
        <text:list-item>
          <text:p>Builds ARM64-compatible crawler container</text:p>
        </text:list-item>
        <text:list-item>
          <text:p>Pushes to ECR repository</text:p>
        </text:list-item>
        <text:list-item>
          <text:p>Optional stage for updates</text:p>
        </text:list-item>
      </text:list>
      <text:p/>
      <text:p>2. \1 (\1)</text:p>
      <text:list>
        <text:list-item>
          <text:p>Provisions EKS clusters in selected regions</text:p>
        </text:list-item>
        <text:list-item>
          <text:p>Configures Karpenter for autoscaling</text:p>
        </text:list-item>
        <text:list-item>
          <text:p>Sets up monitoring components</text:p>
        </text:list-item>
      </text:list>
      <text:p/>
      <text:p>3. \1 (\1, \1)</text:p>
      <text:list>
        <text:list-item>
          <text:p>Targets WordPress REST APIs</text:p>
        </text:list-item>
        <text:list-item>
          <text:p>Separates hidden and visible content</text:p>
        </text:list-item>
        <text:list-item>
          <text:p>Outputs to S3 in Parquet format</text:p>
        </text:list-item>
      </text:list>
      <text:p/>
      <text:p>4. \1 (\1)</text:p>
      <text:list>
        <text:list-item>
          <text:p>Identifies WordPress sites from URL lists</text:p>
        </text:list-item>
        <text:list-item>
          <text:p>Prepares targets for API crawling</text:p>
        </text:list-item>
      </text:list>
      <text:p/>
      <text:p>5. \1 (\1, \1)</text:p>
      <text:list>
        <text:list-item>
          <text:p>Extracts URLs from XML sitemaps</text:p>
        </text:list-item>
        <text:list-item>
          <text:p>Processes robots.txt files</text:p>
        </text:list-item>
        <text:list-item>
          <text:p>Handles compressed sitemaps</text:p>
        </text:list-item>
      </text:list>
      <text:p/>
      <text:p>6. \1 (\1)</text:p>
      <text:list>
        <text:list-item>
          <text:p>Deduplicates crawled data</text:p>
        </text:list-item>
        <text:list-item>
          <text:p>Merges new and existing records</text:p>
        </text:list-item>
        <text:list-item>
          <text:p>Optimizes storage with Z-ordering</text:p>
        </text:list-item>
      </text:list>
      <text:p/>
      <text:p>7. \1 (\1)</text:p>
      <text:list>
        <text:list-item>
          <text:p>Creates input files for next crawl iteration</text:p>
        </text:list-item>
        <text:list-item>
          <text:p>Filters and prioritizes URLs</text:p>
        </text:list-item>
      </text:list>
      <text:p/>
      <text:p>8. \1 (\1, \1)</text:p>
      <text:list>
        <text:list-item>
          <text:p>Processes URLs from sitemap seeds</text:p>
        </text:list-item>
        <text:list-item>
          <text:p>Full page content extraction</text:p>
        </text:list-item>
      </text:list>
      <text:p/>
      <text:p>9. \1 (\1)</text:p>
      <text:list>
        <text:list-item>
          <text:p>Removes Karpenter resources first</text:p>
        </text:list-item>
        <text:list-item>
          <text:p>Destroys EKS infrastructure</text:p>
        </text:list-item>
        <text:list-item>
          <text:p>Cleans up orphaned resources</text:p>
        </text:list-item>
      </text:list>
      <text:p/>
      <text:p>10. \1 (\1)</text:p>
      <text:list>
        <text:list-item>
          <text:p>Schedules deletion of temporary data</text:p>
        </text:list-item>
        <text:list-item>
          <text:p>Configurable delay (default: 24 hours)</text:p>
        </text:list-item>
        <text:list-item>
          <text:p>Verification after deletion</text:p>
        </text:list-item>
      </text:list>
      <text:p/>
      <text:h text:outline-level="3">4.2 Glue Jobs</text:h>
      <text:p/>
      <text:h text:outline-level="4">Delta Upsert Job</text:h>
      <text:p>\1: \1</text:p>
      <text:p>\1:</text:p>
      <text:list>
        <text:list-item>
          <text:p>Worker Type: G.8X (8 vCPUs, 32 GB memory)</text:p>
        </text:list-item>
        <text:list-item>
          <text:p>Workers: 10</text:p>
        </text:list-item>
        <text:list-item>
          <text:p>Glue Version: 5.0 (Spark 3.3)</text:p>
        </text:list-item>
      </text:list>
      <text:p/>
      <text:p>\1:</text:p>
      <text:p>1. Read new crawl data from S3</text:p>
      <text:p>2. Load existing Delta table</text:p>
      <text:p>3. Merge on URL keys</text:p>
      <text:p>4. Apply deduplication rules</text:p>
      <text:p>5. Write optimized Delta table</text:p>
      <text:p/>
      <text:h text:outline-level="4">Sitemap Generator Job</text:h>
      <text:p>\1: \1</text:p>
      <text:p>\1:</text:p>
      <text:list>
        <text:list-item>
          <text:p>Worker Type: G.1X</text:p>
        </text:list-item>
        <text:list-item>
          <text:p>Workers: 5</text:p>
        </text:list-item>
        <text:list-item>
          <text:p>Glue Version: 5.0</text:p>
        </text:list-item>
      </text:list>
      <text:p/>
      <text:p>\1:</text:p>
      <text:p>1. Read crawled sitemap data</text:p>
      <text:p>2. Extract and validate URLs</text:p>
      <text:p>3. Filter by domain patterns</text:p>
      <text:p>4. Generate seed files by domain</text:p>
      <text:p/>
      <text:h text:outline-level="3">4.3 Data Flow</text:h>
      <text:p/>
      <text:p>Input Seeds → Kubernetes Crawlers → S3 Raw Data → Glue Processing → Delta Tables → Next Iteration Seeds</text:p>
      <text:p/>
      <text:p>\1</text:p>
      <text:list>
        <text:list-item>
          <text:p>**Input**: CSV files with URL lists</text:p>
        </text:list-item>
        <text:list-item>
          <text:p>**Raw Output**: Parquet files with crawl data</text:p>
        </text:list-item>
        <text:list-item>
          <text:p>**Processed**: Delta Lake tables</text:p>
        </text:list-item>
        <text:list-item>
          <text:p>**Schemas**: Defined in Glue Data Catalog</text:p>
        </text:list-item>
      </text:list>
      <text:p/>
      <text:p>---</text:p>
      <text:p/>
      <text:h text:outline-level="2">5. Deployment Guide</text:h>
      <text:p/>
      <text:h text:outline-level="3">5.1 Prerequisites</text:h>
      <text:p/>
      <text:p>1. \1</text:p>
      <text:list>
        <text:list-item>
          <text:p>Appropriate IAM permissions</text:p>
        </text:list-item>
        <text:list-item>
          <text:p>Service quotas for EC2, EKS</text:p>
        </text:list-item>
        <text:list-item>
          <text:p>VPC limits for regions</text:p>
        </text:list-item>
      </text:list>
      <text:p/>
      <text:p>2. \1</text:p>
      <text:list>
        <text:list-item>
          <text:p>Terraform &gt;= 1.5</text:p>
        </text:list-item>
        <text:list-item>
          <text:p>AWS CLI v2</text:p>
        </text:list-item>
        <text:list-item>
          <text:p>kubectl</text:p>
        </text:list-item>
        <text:list-item>
          <text:p>Python 3.11+</text:p>
        </text:list-item>
      </text:list>
      <text:p/>
      <text:p>3. \1</text:p>
      <text:p>   # Required parameters</text:p>
      <text:p>   aws ssm put-parameter --name "/crawl/clusters" --value "nv,nc,ohio,oregon"</text:p>
      <text:p>   aws ssm put-parameter --name "/s3/bucket" --value "linxact"</text:p>
      <text:p>   aws ssm put-parameter --name "/crawl/dataset/current" --value "dataset-2409"</text:p>
      <text:p>   aws ssm put-parameter --name "/email/admin" --value "admin@example.com"</text:p>
      <text:p>   aws ssm put-parameter --name "/email/sender" --value "noreply@example.com"</text:p>
      <text:p/>
      <text:h text:outline-level="3">5.2 Initial Setup</text:h>
      <text:p/>
      <text:p>1. \1</text:p>
      <text:p>   git clone https://github.com/yourorg/crawl-infrastructure</text:p>
      <text:p>   cd crawl-infrastructure</text:p>
      <text:p/>
      <text:p>2. \1</text:p>
      <text:p>   cd crawl_infrastructure</text:p>
      <text:p>   terraform init</text:p>
      <text:p/>
      <text:p>3. \1</text:p>
      <text:p>   aws s3 mb s3://your-terraform-state-bucket</text:p>
      <text:p/>
      <text:h text:outline-level="3">5.3 Cluster Deployment</text:h>
      <text:p/>
      <text:h text:outline-level="4">Via CodeBuild (Production)</text:h>
      <text:p/>
      <text:p>1. \1</text:p>
      <text:p>   aws codebuild start-build --project-name cluster-manager \</text:p>
      <text:p>     --environment-variables-override \</text:p>
      <text:p>     name=ACTION,value=create \</text:p>
      <text:p>     name=CLUSTERS,value=nv,nc,ohio,oregon</text:p>
      <text:p/>
      <text:p>2. \1</text:p>
      <text:p>   aws codebuild start-build --project-name cluster-manager \</text:p>
      <text:p>     --environment-variables-override \</text:p>
      <text:p>     name=ACTION,value=resize \</text:p>
      <text:p>     name=CLUSTERS,value=nv,ohio \</text:p>
      <text:p>     name=LEVEL,value=inst16</text:p>
      <text:p/>
      <text:p>3. \1</text:p>
      <text:p>   aws codebuild start-build --project-name cluster-manager \</text:p>
      <text:p>     --environment-variables-override \</text:p>
      <text:p>     name=ACTION,value=destroy \</text:p>
      <text:p>     name=CLUSTERS,value=all</text:p>
      <text:p/>
      <text:h text:outline-level="4">Local Development</text:h>
      <text:p/>
      <text:p>1. \1</text:p>
      <text:p>   terraform workspace select nv</text:p>
      <text:p/>
      <text:p>2. \1</text:p>
      <text:p>   terraform plan -var="instance_types=[\"t4g.medium\"]"</text:p>
      <text:p/>
      <text:p>3. \1</text:p>
      <text:p>   terraform apply -auto-approve</text:p>
      <text:p/>
      <text:h text:outline-level="3">5.4 Pipeline Deployment</text:h>
      <text:p/>
      <text:p>1. \1</text:p>
      <text:p>   cd pipeline</text:p>
      <text:p>   terraform init</text:p>
      <text:p>   terraform apply</text:p>
      <text:p/>
      <text:p>2. \1</text:p>
      <text:p>   ./scripts/start_test_pipeline.sh</text:p>
      <text:p/>
      <text:p>3. \1</text:p>
      <text:p>   ./scripts/start_production_pipeline.sh</text:p>
      <text:p/>
      <text:p>\1 Add terraform workspace management for pipeline environments</text:p>
      <text:p/>
      <text:p>---</text:p>
      <text:p/>
      <text:h text:outline-level="2">6. Configuration Reference</text:h>
      <text:p/>
      <text:h text:outline-level="3">6.1 Terraform Variables</text:h>
      <text:p/>
      <text:h text:outline-level="4">Global Variables (`variables.tf`)</text:h>
      <text:p>| Variable | Default | Description |</text:p>
      <text:p>|----------|---------|-------------|</text:p>
      <text:p>| `base_aws_region` | us-east-1 | Primary AWS region |</text:p>
      <text:p>| `data_path_prefix` | update | Path prefix (update/test) |</text:p>
      <text:p>| `s3_bucket` | linxact | S3 bucket for data |</text:p>
      <text:p>| `dataset_base` | links/delta/dataset-2409/ | Dataset location |</text:p>
      <text:p>| `checkpoint_table` | crawl-execution-checkpoints | DynamoDB table |</text:p>
      <text:p/>
      <text:h text:outline-level="4">Cluster Variables (`crawl_infrastructure/variables.tf`)</text:h>
      <text:p>| Variable | Default | Description |</text:p>
      <text:p>|----------|---------|-------------|</text:p>
      <text:p>| `cluster_name` | crawl-cluster | EKS cluster name |</text:p>
      <text:p>| `cluster_version` | 1.31 | Kubernetes version |</text:p>
      <text:p>| `vpc_cidr` | 10.0.0.0/16 | VPC CIDR block |</text:p>
      <text:p>| `instance_types` | ["r7g.medium"] | EC2 instance types |</text:p>
      <text:p/>
      <text:h text:outline-level="3">6.2 Step Functions Input</text:h>
      <text:p/>
      <text:p>{</text:p>
      <text:p>  "notifications_enabled": true,</text:p>
      <text:p>  "stages": {</text:p>
      <text:p>    "crawler_arm_build": false,</text:p>
      <text:p>    "cluster_create": true,</text:p>
      <text:p>    "crawl_hidden_dom2": true,</text:p>
      <text:p>    "crawl_non_hidden_dom2": true,</text:p>
      <text:p>    "crawl_wordpress_detect": true,</text:p>
      <text:p>    "crawl_sitemap_hidden": true,</text:p>
      <text:p>    "crawl_sitemap_non_hidden": true,</text:p>
      <text:p>    "delta_upsert": true,</text:p>
      <text:p>    "generate_sitemap_seeds": true,</text:p>
      <text:p>    "crawl_urls_hidden": true,</text:p>
      <text:p>    "crawl_urls_non_hidden": true,</text:p>
      <text:p>    "cluster_resize": false,</text:p>
      <text:p>    "cluster_destroy": true,</text:p>
      <text:p>    "schedule_s3_deletion": true</text:p>
      <text:p>  },</text:p>
      <text:p>  "s3_deletion_config": {</text:p>
      <text:p>    "folders": ["update/seed/", "update/results/"],</text:p>
      <text:p>    "deletion_delay_seconds": 86400,</text:p>
      <text:p>    "check_delay_seconds": 86520</text:p>
      <text:p>  }</text:p>
      <text:p>}</text:p>
      <text:p/>
      <text:h text:outline-level="3">6.3 Kubernetes Job Configuration</text:h>
      <text:p/>
      <text:h text:outline-level="4">Job Template Structure</text:h>
      <text:p>apiVersion: batch/v1</text:p>
      <text:p>kind: Job</text:p>
      <text:p>metadata:</text:p>
      <text:p>  name: crawler-{timestamp}</text:p>
      <text:p>spec:</text:p>
      <text:p>  parallelism: 1000</text:p>
      <text:p>  completions: null</text:p>
      <text:p>  backoffLimit: 0</text:p>
      <text:p>  ttlSecondsAfterFinished: 300</text:p>
      <text:p>  template:</text:p>
      <text:p>    spec:</text:p>
      <text:p>      containers:</text:p>
      <text:p>      - name: crawler</text:p>
      <text:p>        image: {ecr_repo}/crawler:latest</text:p>
      <text:p>        resources:</text:p>
      <text:p>          requests:</text:p>
      <text:p>            memory: "7Gi"</text:p>
      <text:p>            cpu: "900m"</text:p>
      <text:p>        env:</text:p>
      <text:p>        - name: DATASET</text:p>
      <text:p>          value: "{dataset}"</text:p>
      <text:p>      restartPolicy: Never</text:p>
      <text:p/>
      <text:p>\1 Add resource limits to prevent OOM kills</text:p>
      <text:p/>
      <text:h text:outline-level="3">6.4 Environment-Specific Configurations</text:h>
      <text:p/>
      <text:h text:outline-level="4">Test Environment</text:h>
      <text:list>
        <text:list-item>
          <text:p>Data paths: `test/seed/`, `test/results/`</text:p>
        </text:list-item>
        <text:list-item>
          <text:p>S3 deletion delay: 5 minutes</text:p>
        </text:list-item>
        <text:list-item>
          <text:p>Limited pipeline stages</text:p>
        </text:list-item>
        <text:list-item>
          <text:p>Smaller instance types</text:p>
        </text:list-item>
      </text:list>
      <text:p/>
      <text:h text:outline-level="4">Production Environment</text:h>
      <text:list>
        <text:list-item>
          <text:p>Data paths: `update/seed/`, `update/results/`</text:p>
        </text:list-item>
        <text:list-item>
          <text:p>S3 deletion delay: 24 hours</text:p>
        </text:list-item>
        <text:list-item>
          <text:p>All pipeline stages enabled</text:p>
        </text:list-item>
        <text:list-item>
          <text:p>Production instance types</text:p>
        </text:list-item>
      </text:list>
      <text:p/>
      <text:p>---</text:p>
      <text:p/>
      <text:h text:outline-level="2">7. Monitoring and Alerting</text:h>
      <text:p/>
      <text:h text:outline-level="3">7.1 Exit Code Monitor</text:h>
      <text:p/>
      <text:p>The exit code monitor is a critical component that detects IP abuse and prevents wasted compute resources.</text:p>
      <text:p/>
      <text:h text:outline-level="4">Architecture</text:h>
      <text:p>Kubernetes API → Exit Code Monitor Pod → CloudWatch Metrics → Alarms → SNS → Email</text:p>
      <text:p>                           ↓</text:p>
      <text:p>                    Taint Nodes → Prevent New Pods</text:p>
      <text:p/>
      <text:h text:outline-level="4">Metrics Published</text:h>
      <text:list>
        <text:list-item>
          <text:p>`MonitorHeartbeat`: Health check (every 5 minutes)</text:p>
        </text:list-item>
        <text:list-item>
          <text:p>`IPAbuseDetected`: Count of exit code 2 detections</text:p>
        </text:list-item>
        <text:list-item>
          <text:p>`PodsProcessed`: Pods by exit code</text:p>
        </text:list-item>
        <text:list-item>
          <text:p>`NodesTainted`: Number of tainted nodes</text:p>
        </text:list-item>
        <text:list-item>
          <text:p>`TaintedNodesPercentage`: Percentage of cluster tainted</text:p>
        </text:list-item>
      </text:list>
      <text:p/>
      <text:h text:outline-level="4">Exit Code Meanings</text:h>
      <text:p>| Code | Meaning | Action |</text:p>
      <text:p>|------|---------|---------|</text:p>
      <text:p>| 0 | Success | None |</text:p>
      <text:p>| 1 | General failure | Log error |</text:p>
      <text:p>| 2 | IP abuse detected | Taint node |</text:p>
      <text:p>| 137 | OOM killed | Investigate memory |</text:p>
      <text:p/>
      <text:h text:outline-level="3">7.2 CloudWatch Dashboards</text:h>
      <text:p/>
      <text:h text:outline-level="4">Exit Code Monitor Dashboard</text:h>
      <text:list>
        <text:list-item>
          <text:p>Real-time pod processing metrics</text:p>
        </text:list-item>
        <text:list-item>
          <text:p>IP abuse detection trends</text:p>
        </text:list-item>
        <text:list-item>
          <text:p>Node tainting statistics</text:p>
        </text:list-item>
        <text:list-item>
          <text:p>30-day historical data</text:p>
        </text:list-item>
      </text:list>
      <text:p/>
      <text:p>\1: </text:p>
      <text:p>https://console.aws.amazon.com/cloudwatch/home?region=us-east-1#dashboards:name=exit-code-monitor</text:p>
      <text:p/>
      <text:h text:outline-level="3">7.3 Alarms Configuration</text:h>
      <text:p/>
      <text:p>| Alarm | Threshold | Period | Action |</text:p>
      <text:p>|-------|-----------|--------|---------|</text:p>
      <text:p>| monitor-down | &lt; 1 heartbeat | 10 min | Email admin |</text:p>
      <text:p>| high-ip-abuse-rate | &gt; 10 detections | 10 min | Email admin |</text:p>
      <text:p>| too-many-tainted-nodes | &gt; 50% nodes | 5 min | Email admin |</text:p>
      <text:p/>
      <text:h text:outline-level="3">7.4 Notification System</text:h>
      <text:p/>
      <text:h text:outline-level="4">Email Recipients</text:h>
      <text:list>
        <text:list-item>
          <text:p>**Admin Notifications**: Critical alerts, failures</text:p>
        </text:list-item>
        <text:list-item>
          <text:p>**User Notifications**: Stage completions, summaries</text:p>
        </text:list-item>
      </text:list>
      <text:p/>
      <text:h text:outline-level="4">Stage Notifications Include</text:h>
      <text:list>
        <text:list-item>
          <text:p>Stage name and status</text:p>
        </text:list-item>
        <text:list-item>
          <text:p>Execution time</text:p>
        </text:list-item>
        <text:list-item>
          <text:p>Resource usage</text:p>
        </text:list-item>
        <text:list-item>
          <text:p>Error details (if failed)</text:p>
        </text:list-item>
        <text:list-item>
          <text:p>Next steps</text:p>
        </text:list-item>
      </text:list>
      <text:p/>
      <text:p>\1 Add Slack/Teams webhook integration</text:p>
      <text:p/>
      <text:h text:outline-level="3">7.5 Resource Monitoring</text:h>
      <text:p/>
      <text:h text:outline-level="4">Lambda-based Monitors</text:h>
      <text:p>1. \1</text:p>
      <text:list>
        <text:list-item>
          <text:p>Checks EC2 instances are terminated</text:p>
        </text:list-item>
        <text:list-item>
          <text:p>Verifies ENI cleanup</text:p>
        </text:list-item>
        <text:list-item>
          <text:p>Reports orphaned resources</text:p>
        </text:list-item>
      </text:list>
      <text:p/>
      <text:p>2. \1</text:p>
      <text:list>
        <text:list-item>
          <text:p>Verifies scheduled deletions</text:p>
        </text:list-item>
        <text:list-item>
          <text:p>Reports remaining objects</text:p>
        </text:list-item>
        <text:list-item>
          <text:p>Sends confirmation emails</text:p>
        </text:list-item>
      </text:list>
      <text:p/>
      <text:p>---</text:p>
      <text:p/>
      <text:h text:outline-level="2">8. Security Analysis</text:h>
      <text:p/>
      <text:h text:outline-level="3">8.1 Current Security Measures</text:h>
      <text:p/>
      <text:h text:outline-level="4">Infrastructure Security</text:h>
      <text:list>
        <text:list-item>
          <text:p>✅ KMS encryption for all EBS volumes</text:p>
        </text:list-item>
        <text:list-item>
          <text:p>✅ IMDSv2 enforced on all instances</text:p>
        </text:list-item>
        <text:list-item>
          <text:p>✅ Private subnets for worker nodes</text:p>
        </text:list-item>
        <text:list-item>
          <text:p>✅ Security groups with minimal ingress</text:p>
        </text:list-item>
        <text:list-item>
          <text:p>✅ IAM roles with least privilege</text:p>
        </text:list-item>
        <text:list-item>
          <text:p>✅ OIDC provider for service accounts</text:p>
        </text:list-item>
      </text:list>
      <text:p/>
      <text:h text:outline-level="4">Data Security</text:h>
      <text:list>
        <text:list-item>
          <text:p>✅ S3 bucket encryption</text:p>
        </text:list-item>
        <text:list-item>
          <text:p>✅ Parameter Store for secrets</text:p>
        </text:list-item>
        <text:list-item>
          <text:p>✅ TLS for all API communications</text:p>
        </text:list-item>
        <text:list-item>
          <text:p>✅ Delta Lake ACID transactions</text:p>
        </text:list-item>
      </text:list>
      <text:p/>
      <text:h text:outline-level="3">8.2 Identified Vulnerabilities</text:h>
      <text:p/>
      <text:h text:outline-level="4">High Priority</text:h>
      <text:p>1. \1</text:p>
      <text:p>   # Current (vulnerable)</text:p>
      <text:p>   resources:</text:p>
      <text:p>     requests:</text:p>
      <text:p>       memory: "7Gi"</text:p>
      <text:p>   </text:p>
      <text:p>   # Recommended</text:p>
      <text:p>   resources:</text:p>
      <text:p>     requests:</text:p>
      <text:p>       memory: "7Gi"</text:p>
      <text:p>       cpu: "900m"</text:p>
      <text:p>     limits:</text:p>
      <text:p>       memory: "8Gi"</text:p>
      <text:p>       cpu: "1000m"</text:p>
      <text:p/>
      <text:p>2. \1</text:p>
      <text:list>
        <text:list-item>
          <text:p>AWS credentials visible in environment variables</text:p>
        </text:list-item>
        <text:list-item>
          <text:p>Should use IRSA or Kubernetes secrets</text:p>
        </text:list-item>
      </text:list>
      <text:p/>
      <text:p>3. \1</text:p>
      <text:list>
        <text:list-item>
          <text:p>Pods can communicate freely</text:p>
        </text:list-item>
        <text:list-item>
          <text:p>Should implement zero-trust networking</text:p>
        </text:list-item>
      </text:list>
      <text:p/>
      <text:h text:outline-level="4">Medium Priority</text:h>
      <text:p>1. \1</text:p>
      <text:list>
        <text:list-item>
          <text:p>Bypasses cluster DNS</text:p>
        </text:list-item>
        <text:list-item>
          <text:p>Could miss internal service discovery</text:p>
        </text:list-item>
      </text:list>
      <text:p/>
      <text:p>2. \1</text:p>
      <text:list>
        <text:list-item>
          <text:p>5 minutes insufficient for debugging</text:p>
        </text:list-item>
        <text:list-item>
          <text:p>Recommend 1-2 hours for failed jobs</text:p>
        </text:list-item>
      </text:list>
      <text:p/>
      <text:p>3. \1</text:p>
      <text:list>
        <text:list-item>
          <text:p>Spot instances can cause mass disruptions</text:p>
        </text:list-item>
        <text:list-item>
          <text:p>Need PDBs for graceful handling</text:p>
        </text:list-item>
      </text:list>
      <text:p/>
      <text:h text:outline-level="3">8.3 Security Recommendations</text:h>
      <text:p/>
      <text:p>1. \1</text:p>
      <text:p>   apiVersion: v1</text:p>
      <text:p>   kind: Namespace</text:p>
      <text:p>   metadata:</text:p>
      <text:p>     name: crawlers</text:p>
      <text:p>     labels:</text:p>
      <text:p>       pod-security.kubernetes.io/enforce: restricted</text:p>
      <text:p>       pod-security.kubernetes.io/audit: restricted</text:p>
      <text:p>       pod-security.kubernetes.io/warn: restricted</text:p>
      <text:p/>
      <text:p>2. \1</text:p>
      <text:p>   apiVersion: networking.k8s.io/v1</text:p>
      <text:p>   kind: NetworkPolicy</text:p>
      <text:p>   metadata:</text:p>
      <text:p>     name: crawler-network-policy</text:p>
      <text:p>   spec:</text:p>
      <text:p>     podSelector:</text:p>
      <text:p>       matchLabels:</text:p>
      <text:p>         app: crawler</text:p>
      <text:p>     policyTypes:</text:p>
      <text:p>     - Ingress</text:p>
      <text:p>     - Egress</text:p>
      <text:p>     egress:</text:p>
      <text:p>     - to:</text:p>
      <text:p>       - namespaceSelector: {}</text:p>
      <text:p>       ports:</text:p>
      <text:p>       - protocol: TCP</text:p>
      <text:p>         port: 443</text:p>
      <text:p>       - protocol: TCP</text:p>
      <text:p>         port: 80</text:p>
      <text:p>       - protocol: UDP</text:p>
      <text:p>         port: 53</text:p>
      <text:p/>
      <text:p>3. \1</text:p>
      <text:list>
        <text:list-item>
          <text:p>Configure EKS audit logs</text:p>
        </text:list-item>
        <text:list-item>
          <text:p>Ship to CloudWatch Logs</text:p>
        </text:list-item>
        <text:list-item>
          <text:p>Set up anomaly detection</text:p>
        </text:list-item>
      </text:list>
      <text:p/>
      <text:p>\1 Implement comprehensive security scanning pipeline</text:p>
      <text:p/>
      <text:p>---</text:p>
      <text:p/>
      <text:h text:outline-level="2">9. Cost Optimization</text:h>
      <text:p/>
      <text:h text:outline-level="3">9.1 Current Optimizations</text:h>
      <text:p/>
      <text:h text:outline-level="4">Compute</text:h>
      <text:list>
        <text:list-item>
          <text:p>✅ ARM64 instances (40% cheaper)</text:p>
        </text:list-item>
        <text:list-item>
          <text:p>✅ Spot instances for workers</text:p>
        </text:list-item>
        <text:list-item>
          <text:p>✅ Automatic cluster destruction</text:p>
        </text:list-item>
        <text:list-item>
          <text:p>✅ Karpenter consolidation</text:p>
        </text:list-item>
        <text:list-item>
          <text:p>✅ Right-sized instance types</text:p>
        </text:list-item>
      </text:list>
      <text:p/>
      <text:h text:outline-level="4">Storage</text:h>
      <text:list>
        <text:list-item>
          <text:p>✅ S3 lifecycle policies</text:p>
        </text:list-item>
        <text:list-item>
          <text:p>✅ Scheduled deletion of temp data</text:p>
        </text:list-item>
        <text:list-item>
          <text:p>✅ Delta Lake compression</text:p>
        </text:list-item>
        <text:list-item>
          <text:p>✅ Intelligent tiering</text:p>
        </text:list-item>
      </text:list>
      <text:p/>
      <text:h text:outline-level="4">Network</text:h>
      <text:list>
        <text:list-item>
          <text:p>✅ VPC endpoints for S3/DynamoDB</text:p>
        </text:list-item>
        <text:list-item>
          <text:p>✅ Regional deployments</text:p>
        </text:list-item>
        <text:list-item>
          <text:p>✅ Minimal cross-AZ traffic</text:p>
        </text:list-item>
      </text:list>
      <text:p/>
      <text:h text:outline-level="3">9.2 Cost Breakdown (Estimated Monthly)</text:h>
      <text:p/>
      <text:p>| Component | Cost | Notes |</text:p>
      <text:p>|-----------|------|-------|</text:p>
      <text:p>| EKS Control Plane | $292 | $0.10/hour × 4 clusters |</text:p>
      <text:p>| EC2 Instances | $500-2000 | Varies with workload |</text:p>
      <text:p>| NAT Gateways | $180 | $0.045/hour × 4 |</text:p>
      <text:p>| S3 Storage | $100-500 | Depends on data volume |</text:p>
      <text:p>| Glue Jobs | $200-800 | Based on DPU hours |</text:p>
      <text:p>| Data Transfer | $50-200 | Mostly regional |</text:p>
      <text:p>| **Total** | **$1,322-3,972** | Per month estimate |</text:p>
      <text:p/>
      <text:h text:outline-level="3">9.3 Optimization Opportunities</text:h>
      <text:p/>
      <text:p>1. \1</text:p>
      <text:list>
        <text:list-item>
          <text:p>Eliminate data transfer costs</text:p>
        </text:list-item>
        <text:list-item>
          <text:p>Already implemented ✅</text:p>
        </text:list-item>
      </text:list>
      <text:p/>
      <text:p>2. \1</text:p>
      <text:list>
        <text:list-item>
          <text:p>Run clusters only during business hours</text:p>
        </text:list-item>
        <text:list-item>
          <text:p>Potential 70% compute savings</text:p>
        </text:list-item>
      </text:list>
      <text:p/>
      <text:p>3. \1</text:p>
      <text:list>
        <text:list-item>
          <text:p>Move old data to Glacier</text:p>
        </text:list-item>
        <text:list-item>
          <text:p>Delete redundant datasets</text:p>
        </text:list-item>
      </text:list>
      <text:p/>
      <text:p>4. \1</text:p>
      <text:list>
        <text:list-item>
          <text:p>Purchase RIs for predictable workloads</text:p>
        </text:list-item>
        <text:list-item>
          <text:p>Consider Savings Plans</text:p>
        </text:list-item>
      </text:list>
      <text:p/>
      <text:p>\1 Implement cost allocation tags for detailed tracking</text:p>
      <text:p/>
      <text:p>---</text:p>
      <text:p/>
      <text:h text:outline-level="2">10. Troubleshooting Guide</text:h>
      <text:p/>
      <text:h text:outline-level="3">10.1 Common Issues</text:h>
      <text:p/>
      <text:h text:outline-level="4">Cluster Creation Failures</text:h>
      <text:p/>
      <text:p>\1: Terraform fails with subnet/VPC errors</text:p>
      <text:p>Error: creating EKS Cluster: InvalidParameterException: Subnets specified must be in at least 2 different availability zones</text:p>
      <text:p/>
      <text:p>\1:</text:p>
      <text:p>1. Check VPC has subnets in multiple AZs</text:p>
      <text:p>2. Verify subnet tags are correct</text:p>
      <text:p>3. Ensure VPC CIDR doesn't conflict</text:p>
      <text:p/>
      <text:h text:outline-level="4">Karpenter Not Scaling</text:h>
      <text:p/>
      <text:p>\1: Pods stuck in Pending state</text:p>
      <text:p/>
      <text:p>\1:</text:p>
      <text:p>kubectl describe pod &lt;pod-name&gt;</text:p>
      <text:p>kubectl logs -n karpenter karpenter</text:p>
      <text:p/>
      <text:p>\1:</text:p>
      <text:list>
        <text:list-item>
          <text:p>Instance type not available in AZ</text:p>
        </text:list-item>
        <text:list-item>
          <text:p>Subnet capacity exhausted</text:p>
        </text:list-item>
        <text:list-item>
          <text:p>IAM permissions missing</text:p>
        </text:list-item>
      </text:list>
      <text:p/>
      <text:h text:outline-level="4">IP Abuse Detection Issues</text:h>
      <text:p/>
      <text:p>\1: Nodes being tainted unnecessarily</text:p>
      <text:p/>
      <text:p>\1:</text:p>
      <text:p># View tainted nodes</text:p>
      <text:p>kubectl get nodes -o json | jq '.items[] | select(.spec.taints) | .metadata.name'</text:p>
      <text:p/>
      <text:p># Check exit code monitor logs</text:p>
      <text:p>kubectl logs -n monitoring exit-code-monitor</text:p>
      <text:p/>
      <text:p>\1:</text:p>
      <text:list>
        <text:list-item>
          <text:p>Verify exit code detection logic</text:p>
        </text:list-item>
        <text:list-item>
          <text:p>Check for transient network issues</text:p>
        </text:list-item>
        <text:list-item>
          <text:p>Review crawler retry logic</text:p>
        </text:list-item>
      </text:list>
      <text:p/>
      <text:h text:outline-level="3">10.2 Debugging Tools</text:h>
      <text:p/>
      <text:h text:outline-level="4">Cluster Health Check</text:h>
      <text:p>#!/bin/bash</text:p>
      <text:p># check_cluster_health.sh</text:p>
      <text:p/>
      <text:p>echo "=== Cluster Info ==="</text:p>
      <text:p>kubectl cluster-info</text:p>
      <text:p/>
      <text:p>echo "=== Node Status ==="</text:p>
      <text:p>kubectl get nodes</text:p>
      <text:p/>
      <text:p>echo "=== Karpenter Nodepools ==="</text:p>
      <text:p>kubectl get nodepools</text:p>
      <text:p/>
      <text:p>echo "=== Running Pods ==="</text:p>
      <text:p>kubectl get pods --all-namespaces | grep -E "(crawler|monitor)"</text:p>
      <text:p/>
      <text:p>echo "=== Recent Events ==="</text:p>
      <text:p>kubectl get events --sort-by='.lastTimestamp' | tail -20</text:p>
      <text:p/>
      <text:h text:outline-level="4">Job Debugging</text:h>
      <text:p># Get job details</text:p>
      <text:p>kubectl describe job &lt;job-name&gt;</text:p>
      <text:p/>
      <text:p># View pod logs</text:p>
      <text:p>kubectl logs -l job-name=&lt;job-name&gt; --tail=100</text:p>
      <text:p/>
      <text:p># Check exit codes</text:p>
      <text:p>kubectl get pods -l job-name=&lt;job-name&gt; -o json | \</text:p>
      <text:p>  jq '.items[].status.containerStatuses[].state.terminated.exitCode'</text:p>
      <text:p/>
      <text:h text:outline-level="3">10.3 Performance Tuning</text:h>
      <text:p/>
      <text:h text:outline-level="4">Crawler Performance</text:h>
      <text:p>1. \1</text:p>
      <text:p>   parallelism: 2000  # Increase for faster processing</text:p>
      <text:p/>
      <text:p>2. \1</text:p>
      <text:list>
        <text:list-item>
          <text:p>Monitor actual usage</text:p>
        </text:list-item>
        <text:list-item>
          <text:p>Adjust requests/limits accordingly</text:p>
        </text:list-item>
      </text:list>
      <text:p/>
      <text:p>3. \1</text:p>
      <text:list>
        <text:list-item>
          <text:p>Use larger instance types for network-intensive workloads</text:p>
        </text:list-item>
        <text:list-item>
          <text:p>Consider placement groups</text:p>
        </text:list-item>
      </text:list>
      <text:p/>
      <text:h text:outline-level="4">Glue Job Optimization</text:h>
      <text:p>1. \1</text:p>
      <text:p>   # In Terraform</text:p>
      <text:p>   number_of_workers = 20  # Default: 10</text:p>
      <text:p/>
      <text:p>2. \1</text:p>
      <text:list>
        <text:list-item>
          <text:p>Partition by date/domain</text:p>
        </text:list-item>
        <text:list-item>
          <text:p>Use Z-ordering for queries</text:p>
        </text:list-item>
      </text:list>
      <text:p/>
      <text:p>\1 Add automated performance profiling</text:p>
      <text:p/>
      <text:p>---</text:p>
      <text:p/>
      <text:h text:outline-level="2">11. Development Guidelines</text:h>
      <text:p/>
      <text:h text:outline-level="3">11.1 Code Organization</text:h>
      <text:p/>
      <text:p>crawl-infrastructure/</text:p>
      <text:p>├── cluster_manager.py          # Main orchestrator</text:p>
      <text:p>├── crawl_infrastructure/       # Terraform for EKS</text:p>
      <text:p>│   ├── main.tf                # Cluster resources</text:p>
      <text:p>│   ├── variables.tf           # Input variables</text:p>
      <text:p>│   ├── outputs.tf             # Output values</text:p>
      <text:p>│   └── karpenter/             # Karpenter configs</text:p>
      <text:p>├── pipeline/                   # Step Functions pipeline</text:p>
      <text:p>│   ├── main.tf                # Pipeline definition</text:p>
      <text:p>│   ├── lambdas/               # Lambda functions</text:p>
      <text:p>│   ├── scripts/               # Helper scripts</text:p>
      <text:p>│   └── glue-scripts/          # Spark jobs</text:p>
      <text:p>└── kube_job.py                # Job management</text:p>
      <text:p/>
      <text:h text:outline-level="3">11.2 Development Workflow</text:h>
      <text:p/>
      <text:p>1. \1</text:p>
      <text:p>   git checkout -b feature/your-feature</text:p>
      <text:p/>
      <text:p>2. \1</text:p>
      <text:list>
        <text:list-item>
          <text:p>Use terraform plan</text:p>
        </text:list-item>
        <text:list-item>
          <text:p>Test with small datasets</text:p>
        </text:list-item>
        <text:list-item>
          <text:p>Validate in test environment</text:p>
        </text:list-item>
      </text:list>
      <text:p/>
      <text:p>3. \1</text:p>
      <text:list>
        <text:list-item>
          <text:p>Create pull request</text:p>
        </text:list-item>
        <text:list-item>
          <text:p>Require approval from team lead</text:p>
        </text:list-item>
        <text:list-item>
          <text:p>Run automated tests</text:p>
        </text:list-item>
      </text:list>
      <text:p/>
      <text:p>4. \1</text:p>
      <text:list>
        <text:list-item>
          <text:p>Merge to main</text:p>
        </text:list-item>
        <text:list-item>
          <text:p>CodeBuild auto-deploys</text:p>
        </text:list-item>
        <text:list-item>
          <text:p>Monitor for issues</text:p>
        </text:list-item>
      </text:list>
      <text:p/>
      <text:h text:outline-level="3">11.3 Coding Standards</text:h>
      <text:p/>
      <text:h text:outline-level="4">Python</text:h>
      <text:list>
        <text:list-item>
          <text:p>Use Python 3.11+</text:p>
        </text:list-item>
        <text:list-item>
          <text:p>Follow PEP 8</text:p>
        </text:list-item>
        <text:list-item>
          <text:p>Type hints required</text:p>
        </text:list-item>
        <text:list-item>
          <text:p>Docstrings for all functions</text:p>
        </text:list-item>
      </text:list>
      <text:p/>
      <text:p>def process_crawl_data(</text:p>
      <text:p>    input_path: str,</text:p>
      <text:p>    output_path: str,</text:p>
      <text:p>    dedup_columns: List[str]</text:p>
      <text:p>) -&gt; Dict[str, Any]:</text:p>
      <text:p>    """</text:p>
      <text:p>    Process crawl data with deduplication.</text:p>
      <text:p>    </text:p>
      <text:p>    Args:</text:p>
      <text:p>        input_path: S3 path to input data</text:p>
      <text:p>        output_path: S3 path for output</text:p>
      <text:p>        dedup_columns: Columns for deduplication</text:p>
      <text:p>        </text:p>
      <text:p>    Returns:</text:p>
      <text:p>        Dictionary with processing metrics</text:p>
      <text:p>    """</text:p>
      <text:p/>
      <text:h text:outline-level="4">Terraform</text:h>
      <text:list>
        <text:list-item>
          <text:p>Use consistent formatting</text:p>
        </text:list-item>
        <text:list-item>
          <text:p>Pin provider versions</text:p>
        </text:list-item>
        <text:list-item>
          <text:p>Meaningful resource names</text:p>
        </text:list-item>
        <text:list-item>
          <text:p>Comments for complex logic</text:p>
        </text:list-item>
      </text:list>
      <text:p/>
      <text:p># Create VPC endpoints to reduce data transfer costs</text:p>
      <text:p>resource "aws_vpc_endpoint" "s3" {</text:p>
      <text:p>  vpc_id       = aws_vpc.main.id</text:p>
      <text:p>  service_name = "com.amazonaws.${var.region}.s3"</text:p>
      <text:p>  </text:p>
      <text:p>  tags = {</text:p>
      <text:p>    Name        = "${var.cluster_name}-s3-endpoint"</text:p>
      <text:p>    Environment = var.environment</text:p>
      <text:p>  }</text:p>
      <text:p>}</text:p>
      <text:p/>
      <text:h text:outline-level="3">11.4 Testing Strategy</text:h>
      <text:p/>
      <text:h text:outline-level="4">Unit Tests</text:h>
      <text:list>
        <text:list-item>
          <text:p>Test Lambda functions locally</text:p>
        </text:list-item>
        <text:list-item>
          <text:p>Mock AWS services</text:p>
        </text:list-item>
        <text:list-item>
          <text:p>Validate business logic</text:p>
        </text:list-item>
      </text:list>
      <text:p/>
      <text:h text:outline-level="4">Integration Tests</text:h>
      <text:list>
        <text:list-item>
          <text:p>Deploy to test environment</text:p>
        </text:list-item>
        <text:list-item>
          <text:p>Run small-scale crawls</text:p>
        </text:list-item>
        <text:list-item>
          <text:p>Verify data processing</text:p>
        </text:list-item>
      </text:list>
      <text:p/>
      <text:h text:outline-level="4">Load Tests</text:h>
      <text:list>
        <text:list-item>
          <text:p>Gradually increase scale</text:p>
        </text:list-item>
        <text:list-item>
          <text:p>Monitor resource usage</text:p>
        </text:list-item>
        <text:list-item>
          <text:p>Identify bottlenecks</text:p>
        </text:list-item>
      </text:list>
      <text:p/>
      <text:p>\1 Implement automated testing pipeline</text:p>
      <text:p/>
      <text:p>---</text:p>
      <text:p/>
      <text:h text:outline-level="2">12. TODOs and Recommendations</text:h>
      <text:p/>
      <text:h text:outline-level="3">12.1 High Priority TODOs</text:h>
      <text:p/>
      <text:p>1. \1</text:p>
      <text:list>
        <text:list-item>
          <text:p>[ ] Add resource limits to all containers</text:p>
        </text:list-item>
        <text:list-item>
          <text:p>[ ] Implement pod security policies</text:p>
        </text:list-item>
        <text:list-item>
          <text:p>[ ] Add network policies</text:p>
        </text:list-item>
        <text:list-item>
          <text:p>[ ] Enable audit logging</text:p>
        </text:list-item>
        <text:list-item>
          <text:p>[ ] Rotate credentials to use Secrets</text:p>
        </text:list-item>
      </text:list>
      <text:p/>
      <text:p>2. \1</text:p>
      <text:list>
        <text:list-item>
          <text:p>[ ] Add pod disruption budgets</text:p>
        </text:list-item>
        <text:list-item>
          <text:p>[ ] Implement job retry logic</text:p>
        </text:list-item>
        <text:list-item>
          <text:p>[ ] Add circuit breakers</text:p>
        </text:list-item>
        <text:list-item>
          <text:p>[ ] Create disaster recovery plan</text:p>
        </text:list-item>
        <text:list-item>
          <text:p>[ ] Add health check endpoints</text:p>
        </text:list-item>
      </text:list>
      <text:p/>
      <text:p>3. \1</text:p>
      <text:list>
        <text:list-item>
          <text:p>[ ] Deploy Prometheus/Grafana</text:p>
        </text:list-item>
        <text:list-item>
          <text:p>[ ] Add custom metrics</text:p>
        </text:list-item>
        <text:list-item>
          <text:p>[ ] Create SLO dashboards</text:p>
        </text:list-item>
        <text:list-item>
          <text:p>[ ] Implement distributed tracing</text:p>
        </text:list-item>
        <text:list-item>
          <text:p>[ ] Add log aggregation</text:p>
        </text:list-item>
      </text:list>
      <text:p/>
      <text:h text:outline-level="3">12.2 Medium Priority TODOs</text:h>
      <text:p/>
      <text:p>1. \1</text:p>
      <text:list>
        <text:list-item>
          <text:p>[ ] Implement job checkpointing</text:p>
        </text:list-item>
        <text:list-item>
          <text:p>[ ] Add work-stealing queue</text:p>
        </text:list-item>
        <text:list-item>
          <text:p>[ ] Optimize Delta Lake merges</text:p>
        </text:list-item>
        <text:list-item>
          <text:p>[ ] Add caching layer</text:p>
        </text:list-item>
        <text:list-item>
          <text:p>[ ] Profile and optimize crawlers</text:p>
        </text:list-item>
      </text:list>
      <text:p/>
      <text:p>2. \1</text:p>
      <text:list>
        <text:list-item>
          <text:p>[ ] Create runbooks for common issues</text:p>
        </text:list-item>
        <text:list-item>
          <text:p>[ ] Add automated remediation</text:p>
        </text:list-item>
        <text:list-item>
          <text:p>[ ] Implement GitOps workflow</text:p>
        </text:list-item>
        <text:list-item>
          <text:p>[ ] Add configuration validation</text:p>
        </text:list-item>
        <text:list-item>
          <text:p>[ ] Create backup strategies</text:p>
        </text:list-item>
      </text:list>
      <text:p/>
      <text:p>3. \1</text:p>
      <text:list>
        <text:list-item>
          <text:p>[ ] Implement cluster scheduling</text:p>
        </text:list-item>
        <text:list-item>
          <text:p>[ ] Add spot instance interruption handling</text:p>
        </text:list-item>
        <text:list-item>
          <text:p>[ ] Create cost allocation reports</text:p>
        </text:list-item>
        <text:list-item>
          <text:p>[ ] Optimize data retention</text:p>
        </text:list-item>
        <text:list-item>
          <text:p>[ ] Review instance sizing</text:p>
        </text:list-item>
      </text:list>
      <text:p/>
      <text:h text:outline-level="3">12.3 Long-term Recommendations</text:h>
      <text:p/>
      <text:p>1. \1</text:p>
      <text:list>
        <text:list-item>
          <text:p>Migrate to Kubernetes native jobs</text:p>
        </text:list-item>
        <text:list-item>
          <text:p>Implement service mesh</text:p>
        </text:list-item>
        <text:list-item>
          <text:p>Add multi-region failover</text:p>
        </text:list-item>
        <text:list-item>
          <text:p>Create API gateway</text:p>
        </text:list-item>
        <text:list-item>
          <text:p>Implement event-driven architecture</text:p>
        </text:list-item>
      </text:list>
      <text:p/>
      <text:p>2. \1</text:p>
      <text:list>
        <text:list-item>
          <text:p>Add web UI for monitoring</text:p>
        </text:list-item>
        <text:list-item>
          <text:p>Create self-service portal</text:p>
        </text:list-item>
        <text:list-item>
          <text:p>Implement RBAC</text:p>
        </text:list-item>
        <text:list-item>
          <text:p>Add audit trails</text:p>
        </text:list-item>
        <text:list-item>
          <text:p>Create data catalog</text:p>
        </text:list-item>
      </text:list>
      <text:p/>
      <text:p>3. \1</text:p>
      <text:list>
        <text:list-item>
          <text:p>Machine learning for URL prioritization</text:p>
        </text:list-item>
        <text:list-item>
          <text:p>Intelligent rate limiting</text:p>
        </text:list-item>
        <text:list-item>
          <text:p>Content change detection</text:p>
        </text:list-item>
        <text:list-item>
          <text:p>Automated quality checks</text:p>
        </text:list-item>
        <text:list-item>
          <text:p>Real-time streaming processing</text:p>
        </text:list-item>
      </text:list>
      <text:p/>
      <text:h text:outline-level="3">12.4 Quick Wins</text:h>
      <text:p/>
      <text:p>1. \1 (5 min → 2 hours)</text:p>
      <text:p>   ttlSecondsAfterFinished: 7200  # 2 hours for debugging</text:p>
      <text:p/>
      <text:p>2. \1</text:p>
      <text:p>   resources:</text:p>
      <text:p>     limits:</text:p>
      <text:p>       memory: "8Gi"</text:p>
      <text:p>       cpu: "1000m"</text:p>
      <text:p/>
      <text:p>3. \1</text:p>
      <text:p>   metrics:</text:p>
      <text:p>     - type: Resource</text:p>
      <text:p>       resource:</text:p>
      <text:p>         name: memory</text:p>
      <text:p>         target:</text:p>
      <text:p>           type: Utilization</text:p>
      <text:p>           averageUtilization: 80</text:p>
      <text:p/>
      <text:p>4. \1</text:p>
      <text:p>   labels:</text:p>
      <text:p>     crawl-type: "wordpress-api"</text:p>
      <text:p>     dataset: "2409"</text:p>
      <text:p>     region: "us-east-1"</text:p>
      <text:p/>
      <text:p>---</text:p>
      <text:p/>
      <text:h text:outline-level="2">Appendix A: Command Reference</text:h>
      <text:p/>
      <text:h text:outline-level="3">Cluster Management</text:h>
      <text:p># Create clusters</text:p>
      <text:p>./cluster_manager.py --action create --clusters nv,nc</text:p>
      <text:p/>
      <text:p># Resize clusters</text:p>
      <text:p>./cluster_manager.py --action resize --clusters nv --level inst16</text:p>
      <text:p/>
      <text:p># Destroy clusters</text:p>
      <text:p>./cluster_manager.py --action destroy --clusters all</text:p>
      <text:p/>
      <text:h text:outline-level="3">Pipeline Operations</text:h>
      <text:p># Start test pipeline</text:p>
      <text:p>./pipeline/scripts/start_test_pipeline.sh</text:p>
      <text:p/>
      <text:p># Start production pipeline</text:p>
      <text:p>./pipeline/scripts/start_production_pipeline.sh</text:p>
      <text:p/>
      <text:p># Check pipeline status</text:p>
      <text:p>aws stepfunctions describe-execution \</text:p>
      <text:p>  --execution-arn arn:aws:states:region:account:execution:name</text:p>
      <text:p/>
      <text:h text:outline-level="3">Kubernetes Management</text:h>
      <text:p># Update kubeconfig</text:p>
      <text:p>aws eks update-kubeconfig --name crawl-cluster-nv --region us-east-1</text:p>
      <text:p/>
      <text:p># Deploy job</text:p>
      <text:p>python kube_job.py --input seeds.csv --dataset dataset-2409</text:p>
      <text:p/>
      <text:p># Check job status</text:p>
      <text:p>kubectl get jobs -l dataset=dataset-2409</text:p>
      <text:p/>
      <text:p>---</text:p>
      <text:p/>
      <text:h text:outline-level="2">Appendix B: Architecture Diagrams</text:h>
      <text:p/>
      <text:h text:outline-level="3">Data Flow Diagram</text:h>
      <text:p>┌─────────────┐     ┌─────────────┐     ┌─────────────┐</text:p>
      <text:p>│   Input     │     │  Crawlers   │     │   Output    │</text:p>
      <text:p>│   Seeds     │────▶│    (K8s)    │────▶│  (Parquet)  │</text:p>
      <text:p>└─────────────┘     └─────────────┘     └─────────────┘</text:p>
      <text:p>                           │                     │</text:p>
      <text:p>                           ▼                     ▼</text:p>
      <text:p>                    ┌─────────────┐     ┌─────────────┐</text:p>
      <text:p>                    │ Exit Code   │     │    Glue     │</text:p>
      <text:p>                    │  Monitor    │     │    Jobs     │</text:p>
      <text:p>                    └─────────────┘     └─────────────┘</text:p>
      <text:p>                           │                     │</text:p>
      <text:p>                           ▼                     ▼</text:p>
      <text:p>                    ┌─────────────┐     ┌─────────────┐</text:p>
      <text:p>                    │  CloudWatch │     │ Delta Lake  │</text:p>
      <text:p>                    │   Metrics   │     │   Tables    │</text:p>
      <text:p>                    └─────────────┘     └─────────────┘</text:p>
      <text:p/>
      <text:h text:outline-level="3">Network Architecture</text:h>
      <text:p>┌─────────────────────────────────────────────────┐</text:p>
      <text:p>│                    VPC (10.0.0.0/16)            │</text:p>
      <text:p>├─────────────────────┬───────────────────────────┤</text:p>
      <text:p>│   Public Subnets    │    Private Subnets        │</text:p>
      <text:p>│  ┌──────────────┐   │   ┌──────────────┐       │</text:p>
      <text:p>│  │ NAT Gateway  │   │   │ EKS Nodes    │       │</text:p>
      <text:p>│  │ ALB          │   │   │ Karpenter    │       │</text:p>
      <text:p>│  └──────────────┘   │   └──────────────┘       │</text:p>
      <text:p>│                     │                           │</text:p>
      <text:p>│  ┌──────────────┐   │   ┌──────────────┐       │</text:p>
      <text:p>│  │ VPC Endpoints│   │   │ RDS/DynamoDB │       │</text:p>
      <text:p>│  │ (S3, EC2)   │   │   │              │       │</text:p>
      <text:p>│  └──────────────┘   │   └──────────────┘       │</text:p>
      <text:p>└─────────────────────┴───────────────────────────┘</text:p>
      <text:p/>
      <text:p>---</text:p>
      <text:p/>
      <text:h text:outline-level="2">Document Information</text:h>
      <text:p/>
      <text:p>\1: 1.0.0  </text:p>
      <text:p>\1: December 2024  </text:p>
      <text:p>\1: AI Assistant  </text:p>
      <text:p>\1: Draft  </text:p>
      <text:p/>
      <text:p>\1: This documentation is comprehensive but should be reviewed and updated regularly as the system evolves. All TODO items should be tracked in your project management system.</text:p>
      <text:p/>
      <text:p>---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20pt" fo:font-weight="bold"/>
      <style:paragraph-properties fo:margin-top="12pt" fo:margin-bottom="6pt"/>
    </style:style>
    <style:style style:name="Heading_20_2" style:family="paragraph" style:display-name="Heading 2">
      <style:text-properties fo:font-size="16pt" fo:font-weight="bold"/>
      <style:paragraph-properties fo:margin-top="10pt" fo:margin-bottom="5pt"/>
    </style:style>
    <style:style style:name="Heading_20_3" style:family="paragraph" style:display-name="Heading 3">
      <style:text-properties fo:font-size="14pt" fo:font-weight="bold"/>
      <style:paragraph-properties fo:margin-top="8pt" fo:margin-bottom="4pt"/>
    </style:style>
    <style:style style:name="Code" style:family="text" style:display-name="Code">
      <style:text-properties fo:font-family="monospace"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